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9853" calcext:value-type="float">
            <text:p>985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" calcext:value-type="float">
            <text:p>6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ERUN</text:p>
          </table:table-cell>
          <table:table-cell table:style-name="ce11" office:value-type="float" office:value="72" calcext:value-type="float">
            <text:p>7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1:16:55.088830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12T11:29:39.948997942</dc:date>
    <meta:editing-duration>P2DT4H7M10S</meta:editing-duration>
    <meta:editing-cycles>80</meta:editing-cycles>
    <meta:document-statistic meta:table-count="1" meta:cell-count="2095" meta:object-count="0"/>
  </office:meta>
</office:document-meta>
</file>